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 expenditur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NA </text:p>
          </table:table-cell>
          <table:table-cell table:formula="of:=MID([.B3]; 1; FIND(&quot;%&quot;; [.B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3.3% of GDP (2007) </text:p>
          </table:table-cell>
          <table:table-cell table:formula="of:=MID([.B5]; 1; FIND(&quot;%&quot;; [.B5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4.3% of GDP (2008) </text:p>
          </table:table-cell>
          <table:table-cell table:formula="of:=MID([.B7]; 1; FIND(&quot;%&quot;; [.B7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an.html" xlink:type="simple">Andorra</text:a> </text:p>
          </table:table-cell>
          <table:table-cell table:style-name="ce3" office:value-type="string" calcext:value-type="string">
            <text:p>NA </text:p>
          </table:table-cell>
          <table:table-cell table:formula="of:=MID([.B9]; 1; FIND(&quot;%&quot;; [.B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3.5% of GDP (2010) </text:p>
          </table:table-cell>
          <table:table-cell table:formula="of:=MID([.B11]; 1; FIND(&quot;%&quot;; [.B11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v.html" xlink:type="simple">Anguilla</text:a> </text:p>
          </table:table-cell>
          <table:table-cell table:style-name="ce3" office:value-type="string" calcext:value-type="string">
            <text:p>2.8% of GDP (2008) </text:p>
          </table:table-cell>
          <table:table-cell table:formula="of:=MID([.B13]; 1; FIND(&quot;%&quot;; [.B13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2.4% of GDP (2009) </text:p>
          </table:table-cell>
          <table:table-cell table:formula="of:=MID([.B15]; 1; FIND(&quot;%&quot;; [.B15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6.3% of GDP (2011) </text:p>
          </table:table-cell>
          <table:table-cell table:formula="of:=MID([.B17]; 1; FIND(&quot;%&quot;; [.B17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3.3% of GDP (2012) </text:p>
          </table:table-cell>
          <table:table-cell table:formula="of:=MID([.B19]; 1; FIND(&quot;%&quot;; [.B19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a.html" xlink:type="simple">Aruba</text:a> </text:p>
          </table:table-cell>
          <table:table-cell table:style-name="ce3" office:value-type="string" calcext:value-type="string">
            <text:p>6% of GDP (2011) </text:p>
          </table:table-cell>
          <table:table-cell table:formula="of:=MID([.B21]; 1; FIND(&quot;%&quot;; [.B21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5.6% of GDP (2010) </text:p>
          </table:table-cell>
          <table:table-cell table:formula="of:=MID([.B23]; 1; FIND(&quot;%&quot;; [.B2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5.9% of GDP (2010) </text:p>
          </table:table-cell>
          <table:table-cell table:formula="of:=MID([.B25]; 1; FIND(&quot;%&quot;; [.B25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2.4% of GDP (2011) </text:p>
          </table:table-cell>
          <table:table-cell table:formula="of:=MID([.B27]; 1; FIND(&quot;%&quot;; [.B27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NA </text:p>
          </table:table-cell>
          <table:table-cell table:formula="of:=MID([.B29]; 1; FIND(&quot;%&quot;; [.B2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2.6% of GDP (2012) </text:p>
          </table:table-cell>
          <table:table-cell table:formula="of:=MID([.B31]; 1; FIND(&quot;%&quot;; [.B31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2.2% of GDP (2009) </text:p>
          </table:table-cell>
          <table:table-cell table:formula="of:=MID([.B33]; 1; FIND(&quot;%&quot;; [.B33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5.6% of GDP (2012) </text:p>
          </table:table-cell>
          <table:table-cell table:formula="of:=MID([.B35]; 1; FIND(&quot;%&quot;; [.B35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5.1% of GDP (2012) </text:p>
          </table:table-cell>
          <table:table-cell table:formula="of:=MID([.B37]; 1; FIND(&quot;%&quot;; [.B37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6.6% of GDP (2010) </text:p>
          </table:table-cell>
          <table:table-cell table:formula="of:=MID([.B39]; 1; FIND(&quot;%&quot;; [.B39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6.6% of GDP (2010) </text:p>
          </table:table-cell>
          <table:table-cell table:formula="of:=MID([.B41]; 1; FIND(&quot;%&quot;; [.B41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5.3% of GDP (2010) </text:p>
          </table:table-cell>
          <table:table-cell table:formula="of:=MID([.B43]; 1; FIND(&quot;%&quot;; [.B4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d.html" xlink:type="simple">Bermuda</text:a> </text:p>
          </table:table-cell>
          <table:table-cell table:style-name="ce3" office:value-type="string" calcext:value-type="string">
            <text:p>2.6% of GDP (2010) </text:p>
          </table:table-cell>
          <table:table-cell table:formula="of:=MID([.B45]; 1; FIND(&quot;%&quot;; [.B45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4.7% of GDP (2011) </text:p>
          </table:table-cell>
          <table:table-cell table:formula="of:=MID([.B47]; 1; FIND(&quot;%&quot;; [.B47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6.9% of GDP (2011) </text:p>
          </table:table-cell>
          <table:table-cell table:formula="of:=MID([.B49]; 1; FIND(&quot;%&quot;; [.B49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NA </text:p>
          </table:table-cell>
          <table:table-cell table:formula="of:=MID([.B51]; 1; FIND(&quot;%&quot;; [.B5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9.5% of GDP (2009) </text:p>
          </table:table-cell>
          <table:table-cell table:formula="of:=MID([.B53]; 1; FIND(&quot;%&quot;; [.B53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5.8% of GDP (2010) </text:p>
          </table:table-cell>
          <table:table-cell table:formula="of:=MID([.B55]; 1; FIND(&quot;%&quot;; [.B55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i.html" xlink:type="simple">British Virgin Islands</text:a> </text:p>
          </table:table-cell>
          <table:table-cell table:style-name="ce3" office:value-type="string" calcext:value-type="string">
            <text:p>4.4% of GDP (2010) </text:p>
          </table:table-cell>
          <table:table-cell table:formula="of:=MID([.B57]; 1; FIND(&quot;%&quot;; [.B57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3.5% of GDP (2013) </text:p>
          </table:table-cell>
          <table:table-cell table:formula="of:=MID([.B59]; 1; FIND(&quot;%&quot;; [.B59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4.1% of GDP (2010) </text:p>
          </table:table-cell>
          <table:table-cell table:formula="of:=MID([.B61]; 1; FIND(&quot;%&quot;; [.B61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3.4% of GDP (2011) </text:p>
          </table:table-cell>
          <table:table-cell table:formula="of:=MID([.B63]; 1; FIND(&quot;%&quot;; [.B63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0.8% of GDP (2011) </text:p>
          </table:table-cell>
          <table:table-cell table:formula="of:=MID([.B65]; 1; FIND(&quot;%&quot;; [.B65])-1)" office:value-type="string" office:string-value="0.8" calcext:value-type="string">
            <text:p>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5.8% of GDP (2012) </text:p>
          </table:table-cell>
          <table:table-cell table:formula="of:=MID([.B67]; 1; FIND(&quot;%&quot;; [.B67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5% of GDP (2011) </text:p>
          </table:table-cell>
          <table:table-cell table:formula="of:=MID([.B69]; 1; FIND(&quot;%&quot;; [.B69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2.6% of GDP (2010) </text:p>
          </table:table-cell>
          <table:table-cell table:formula="of:=MID([.B71]; 1; FIND(&quot;%&quot;; [.B71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3.2% of GDP (2011) </text:p>
          </table:table-cell>
          <table:table-cell table:formula="of:=MID([.B73]; 1; FIND(&quot;%&quot;; [.B73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5.4% of GDP (2011) </text:p>
          </table:table-cell>
          <table:table-cell table:formula="of:=MID([.B75]; 1; FIND(&quot;%&quot;; [.B75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j.html" xlink:type="simple">Cayman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77]; 1; FIND(&quot;%&quot;; [.B7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1.2% of GDP (2011) </text:p>
          </table:table-cell>
          <table:table-cell table:formula="of:=MID([.B79]; 1; FIND(&quot;%&quot;; [.B7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2.3% of GDP (2011) </text:p>
          </table:table-cell>
          <table:table-cell table:formula="of:=MID([.B81]; 1; FIND(&quot;%&quot;; [.B81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4.5% of GDP (2012) </text:p>
          </table:table-cell>
          <table:table-cell table:formula="of:=MID([.B83]; 1; FIND(&quot;%&quot;; [.B8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NA </text:p>
          </table:table-cell>
          <table:table-cell table:formula="of:=MID([.B85]; 1; FIND(&quot;%&quot;; [.B8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4.4% of GDP (2012) </text:p>
          </table:table-cell>
          <table:table-cell table:formula="of:=MID([.B87]; 1; FIND(&quot;%&quot;; [.B87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7.6% of GDP (2008) </text:p>
          </table:table-cell>
          <table:table-cell table:formula="of:=MID([.B89]; 1; FIND(&quot;%&quot;; [.B89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2.5% of GDP (2010) </text:p>
          </table:table-cell>
          <table:table-cell table:formula="of:=MID([.B91]; 1; FIND(&quot;%&quot;; [.B9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6.2% of GDP (2010) </text:p>
          </table:table-cell>
          <table:table-cell table:formula="of:=MID([.B93]; 1; FIND(&quot;%&quot;; [.B93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w.html" xlink:type="simple">Cook Islands</text:a> </text:p>
          </table:table-cell>
          <table:table-cell table:style-name="ce3" office:value-type="string" calcext:value-type="string">
            <text:p>3.1% of GDP (2011) </text:p>
          </table:table-cell>
          <table:table-cell table:formula="of:=MID([.B95]; 1; FIND(&quot;%&quot;; [.B95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6.3% of GDP (2009) </text:p>
          </table:table-cell>
          <table:table-cell table:formula="of:=MID([.B97]; 1; FIND(&quot;%&quot;; [.B97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4.6% of GDP (2008) </text:p>
          </table:table-cell>
          <table:table-cell table:formula="of:=MID([.B99]; 1; FIND(&quot;%&quot;; [.B99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4.3% of GDP (2010) </text:p>
          </table:table-cell>
          <table:table-cell table:formula="of:=MID([.B101]; 1; FIND(&quot;%&quot;; [.B101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12.8% of GDP (2010) </text:p>
          </table:table-cell>
          <table:table-cell table:formula="of:=MID([.B103]; 1; FIND(&quot;%&quot;; [.B103])-1)" office:value-type="string" office:string-value="12.8" calcext:value-type="string">
            <text:p>1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7.3% of GDP (2010) </text:p>
          </table:table-cell>
          <table:table-cell table:formula="of:=MID([.B105]; 1; FIND(&quot;%&quot;; [.B105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4.2% of GDP (2010) </text:p>
          </table:table-cell>
          <table:table-cell table:formula="of:=MID([.B107]; 1; FIND(&quot;%&quot;; [.B107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8.7% of GDP (2009) </text:p>
          </table:table-cell>
          <table:table-cell table:formula="of:=MID([.B109]; 1; FIND(&quot;%&quot;; [.B109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j.html" xlink:type="simple">Djibouti</text:a> </text:p>
          </table:table-cell>
          <table:table-cell table:style-name="ce3" office:value-type="string" calcext:value-type="string">
            <text:p>8.4% of GDP (2007) </text:p>
          </table:table-cell>
          <table:table-cell table:formula="of:=MID([.B111]; 1; FIND(&quot;%&quot;; [.B111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3.5% of GDP (2010) </text:p>
          </table:table-cell>
          <table:table-cell table:formula="of:=MID([.B113]; 1; FIND(&quot;%&quot;; [.B11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2.2% of GDP (2012) </text:p>
          </table:table-cell>
          <table:table-cell table:formula="of:=MID([.B115]; 1; FIND(&quot;%&quot;; [.B115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4.4% of GDP (2012) </text:p>
          </table:table-cell>
          <table:table-cell table:formula="of:=MID([.B117]; 1; FIND(&quot;%&quot;; [.B117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3.8% of GDP (2008) </text:p>
          </table:table-cell>
          <table:table-cell table:formula="of:=MID([.B119]; 1; FIND(&quot;%&quot;; [.B11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3.4% of GDP (2011) </text:p>
          </table:table-cell>
          <table:table-cell table:formula="of:=MID([.B121]; 1; FIND(&quot;%&quot;; [.B121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0.6% of GDP (2002) </text:p>
          </table:table-cell>
          <table:table-cell table:formula="of:=MID([.B123]; 1; FIND(&quot;%&quot;; [.B123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r.html" xlink:type="simple">Eritrea</text:a> </text:p>
          </table:table-cell>
          <table:table-cell table:style-name="ce3" office:value-type="string" calcext:value-type="string">
            <text:p>2.1% of GDP (2006) </text:p>
          </table:table-cell>
          <table:table-cell table:formula="of:=MID([.B125]; 1; FIND(&quot;%&quot;; [.B125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5.7% of GDP (2010) </text:p>
          </table:table-cell>
          <table:table-cell table:formula="of:=MID([.B127]; 1; FIND(&quot;%&quot;; [.B127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4.7% of GDP (2010) </text:p>
          </table:table-cell>
          <table:table-cell table:formula="of:=MID([.B129]; 1; FIND(&quot;%&quot;; [.B129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4.2% of GDP (2011) </text:p>
          </table:table-cell>
          <table:table-cell table:formula="of:=MID([.B131]; 1; FIND(&quot;%&quot;; [.B131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6.8% of GDP (2010) </text:p>
          </table:table-cell>
          <table:table-cell table:formula="of:=MID([.B133]; 1; FIND(&quot;%&quot;; [.B133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5.9% of GDP (2010) </text:p>
          </table:table-cell>
          <table:table-cell table:formula="of:=MID([.B135]; 1; FIND(&quot;%&quot;; [.B135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NA </text:p>
          </table:table-cell>
          <table:table-cell table:formula="of:=MID([.B137]; 1; FIND(&quot;%&quot;; [.B13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4.1% of GDP (2012) </text:p>
          </table:table-cell>
          <table:table-cell table:formula="of:=MID([.B139]; 1; FIND(&quot;%&quot;; [.B139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2% of GDP (2012) </text:p>
          </table:table-cell>
          <table:table-cell table:formula="of:=MID([.B141]; 1; FIND(&quot;%&quot;; [.B141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5.1% of GDP (2010) </text:p>
          </table:table-cell>
          <table:table-cell table:formula="of:=MID([.B143]; 1; FIND(&quot;%&quot;; [.B143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8.1% of GDP (2011) </text:p>
          </table:table-cell>
          <table:table-cell table:formula="of:=MID([.B145]; 1; FIND(&quot;%&quot;; [.B145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gi.html" xlink:type="simple">Gibraltar</text:a> </text:p>
          </table:table-cell>
          <table:table-cell table:style-name="ce3" office:value-type="string" calcext:value-type="string">
            <text:p>NA </text:p>
          </table:table-cell>
          <table:table-cell table:formula="of:=MID([.B147]; 1; FIND(&quot;%&quot;; [.B14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4.1% of GDP (2005) </text:p>
          </table:table-cell>
          <table:table-cell table:formula="of:=MID([.B149]; 1; FIND(&quot;%&quot;; [.B149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3.9% of GDP (2003) </text:p>
          </table:table-cell>
          <table:table-cell table:formula="of:=MID([.B151]; 1; FIND(&quot;%&quot;; [.B15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3% of GDP (2012) </text:p>
          </table:table-cell>
          <table:table-cell table:formula="of:=MID([.B153]; 1; FIND(&quot;%&quot;; [.B15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2.5% of GDP (2012) </text:p>
          </table:table-cell>
          <table:table-cell table:formula="of:=MID([.B155]; 1; FIND(&quot;%&quot;; [.B155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NA </text:p>
          </table:table-cell>
          <table:table-cell table:formula="of:=MID([.B157]; 1; FIND(&quot;%&quot;; [.B15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3.2% of GDP (2012) </text:p>
          </table:table-cell>
          <table:table-cell table:formula="of:=MID([.B159]; 1; FIND(&quot;%&quot;; [.B159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ha.html" xlink:type="simple">Haiti</text:a> </text:p>
          </table:table-cell>
          <table:table-cell table:style-name="ce3" office:value-type="string" calcext:value-type="string">
            <text:p>NA </text:p>
          </table:table-cell>
          <table:table-cell table:formula="of:=MID([.B161]; 1; FIND(&quot;%&quot;; [.B16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t.html" xlink:type="simple">Holy See (Vatican City)</text:a> </text:p>
          </table:table-cell>
          <table:table-cell table:style-name="ce3" office:value-type="string" calcext:value-type="string">
            <text:p>NA </text:p>
          </table:table-cell>
          <table:table-cell table:formula="of:=MID([.B163]; 1; FIND(&quot;%&quot;; [.B16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NA </text:p>
          </table:table-cell>
          <table:table-cell table:formula="of:=MID([.B165]; 1; FIND(&quot;%&quot;; [.B16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k.html" xlink:type="simple">Hong Kong</text:a> </text:p>
          </table:table-cell>
          <table:table-cell table:style-name="ce3" office:value-type="string" calcext:value-type="string">
            <text:p>3.5% of GDP (2012) </text:p>
          </table:table-cell>
          <table:table-cell table:formula="of:=MID([.B167]; 1; FIND(&quot;%&quot;; [.B16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4.9% of GDP (2010) </text:p>
          </table:table-cell>
          <table:table-cell table:formula="of:=MID([.B169]; 1; FIND(&quot;%&quot;; [.B169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7.6% of GDP (2010) </text:p>
          </table:table-cell>
          <table:table-cell table:formula="of:=MID([.B171]; 1; FIND(&quot;%&quot;; [.B171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3.2% of GDP (2011) </text:p>
          </table:table-cell>
          <table:table-cell table:formula="of:=MID([.B173]; 1; FIND(&quot;%&quot;; [.B173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2.8% of GDP (2011) </text:p>
          </table:table-cell>
          <table:table-cell table:formula="of:=MID([.B175]; 1; FIND(&quot;%&quot;; [.B17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3.7% of GDP (2012) </text:p>
          </table:table-cell>
          <table:table-cell table:formula="of:=MID([.B177]; 1; FIND(&quot;%&quot;; [.B177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NA </text:p>
          </table:table-cell>
          <table:table-cell table:formula="of:=MID([.B179]; 1; FIND(&quot;%&quot;; [.B17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6.4% of GDP (2010) </text:p>
          </table:table-cell>
          <table:table-cell table:formula="of:=MID([.B181]; 1; FIND(&quot;%&quot;; [.B181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5.6% of GDP (2011) </text:p>
          </table:table-cell>
          <table:table-cell table:formula="of:=MID([.B183]; 1; FIND(&quot;%&quot;; [.B18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4.5% of GDP (2010) </text:p>
          </table:table-cell>
          <table:table-cell table:formula="of:=MID([.B185]; 1; FIND(&quot;%&quot;; [.B18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6.1% of GDP (2012) </text:p>
          </table:table-cell>
          <table:table-cell table:formula="of:=MID([.B187]; 1; FIND(&quot;%&quot;; [.B187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3.8% of GDP (2011) </text:p>
          </table:table-cell>
          <table:table-cell table:formula="of:=MID([.B189]; 1; FIND(&quot;%&quot;; [.B18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NA </text:p>
          </table:table-cell>
          <table:table-cell table:formula="of:=MID([.B191]; 1; FIND(&quot;%&quot;; [.B19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3.1% of GDP (2009) </text:p>
          </table:table-cell>
          <table:table-cell table:formula="of:=MID([.B193]; 1; FIND(&quot;%&quot;; [.B193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6.7% of GDP (2010) </text:p>
          </table:table-cell>
          <table:table-cell table:formula="of:=MID([.B195]; 1; FIND(&quot;%&quot;; [.B195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r.html" xlink:type="simple">Kiribati</text:a> </text:p>
          </table:table-cell>
          <table:table-cell table:style-name="ce3" office:value-type="string" calcext:value-type="string">
            <text:p>12% of GDP (2001) </text:p>
          </table:table-cell>
          <table:table-cell table:formula="of:=MID([.B197]; 1; FIND(&quot;%&quot;; [.B197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kn.html" xlink:type="simple">Korea, North</text:a> </text:p>
          </table:table-cell>
          <table:table-cell table:style-name="ce3" office:value-type="string" calcext:value-type="string">
            <text:p>NA </text:p>
          </table:table-cell>
          <table:table-cell table:formula="of:=MID([.B199]; 1; FIND(&quot;%&quot;; [.B19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5% of GDP (2009) </text:p>
          </table:table-cell>
          <table:table-cell table:formula="of:=MID([.B201]; 1; FIND(&quot;%&quot;; [.B20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v.html" xlink:type="simple">Kosovo</text:a> </text:p>
          </table:table-cell>
          <table:table-cell table:style-name="ce3" office:value-type="string" calcext:value-type="string">
            <text:p>4.3% of GDP (2008) </text:p>
          </table:table-cell>
          <table:table-cell table:formula="of:=MID([.B203]; 1; FIND(&quot;%&quot;; [.B20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3.8% of GDP (2006) </text:p>
          </table:table-cell>
          <table:table-cell table:formula="of:=MID([.B205]; 1; FIND(&quot;%&quot;; [.B205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6.8% of GDP (2011) </text:p>
          </table:table-cell>
          <table:table-cell table:formula="of:=MID([.B207]; 1; FIND(&quot;%&quot;; [.B207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2.8% of GDP (2010) </text:p>
          </table:table-cell>
          <table:table-cell table:formula="of:=MID([.B209]; 1; FIND(&quot;%&quot;; [.B209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5% of GDP (2010) </text:p>
          </table:table-cell>
          <table:table-cell table:formula="of:=MID([.B211]; 1; FIND(&quot;%&quot;; [.B21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2.2% of GDP (2012) </text:p>
          </table:table-cell>
          <table:table-cell table:formula="of:=MID([.B213]; 1; FIND(&quot;%&quot;; [.B213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13% of GDP (2008) </text:p>
          </table:table-cell>
          <table:table-cell table:formula="of:=MID([.B215]; 1; FIND(&quot;%&quot;; [.B215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2.8% of GDP (2012) </text:p>
          </table:table-cell>
          <table:table-cell table:formula="of:=MID([.B217]; 1; FIND(&quot;%&quot;; [.B217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NA </text:p>
          </table:table-cell>
          <table:table-cell table:formula="of:=MID([.B219]; 1; FIND(&quot;%&quot;; [.B21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s.html" xlink:type="simple">Liechtenstein</text:a> </text:p>
          </table:table-cell>
          <table:table-cell table:style-name="ce3" office:value-type="string" calcext:value-type="string">
            <text:p>2.1% of GDP (2008) </text:p>
          </table:table-cell>
          <table:table-cell table:formula="of:=MID([.B221]; 1; FIND(&quot;%&quot;; [.B221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5.4% of GDP (2010) </text:p>
          </table:table-cell>
          <table:table-cell table:formula="of:=MID([.B223]; 1; FIND(&quot;%&quot;; [.B223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3.7% of GDP (2001) </text:p>
          </table:table-cell>
          <table:table-cell table:formula="of:=MID([.B225]; 1; FIND(&quot;%&quot;; [.B225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c.html" xlink:type="simple">Macau</text:a> </text:p>
          </table:table-cell>
          <table:table-cell table:style-name="ce3" office:value-type="string" calcext:value-type="string">
            <text:p>2.7% of GDP (2011) </text:p>
          </table:table-cell>
          <table:table-cell table:formula="of:=MID([.B227]; 1; FIND(&quot;%&quot;; [.B227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2.7% of GDP (2012) </text:p>
          </table:table-cell>
          <table:table-cell table:formula="of:=MID([.B229]; 1; FIND(&quot;%&quot;; [.B229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5.4% of GDP (2011) </text:p>
          </table:table-cell>
          <table:table-cell table:formula="of:=MID([.B231]; 1; FIND(&quot;%&quot;; [.B231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5.9% of GDP (2011) </text:p>
          </table:table-cell>
          <table:table-cell table:formula="of:=MID([.B233]; 1; FIND(&quot;%&quot;; [.B23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6.8% of GDP (2011) </text:p>
          </table:table-cell>
          <table:table-cell table:formula="of:=MID([.B235]; 1; FIND(&quot;%&quot;; [.B235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4.8% of GDP (2011) </text:p>
          </table:table-cell>
          <table:table-cell table:formula="of:=MID([.B237]; 1; FIND(&quot;%&quot;; [.B237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6.9% of GDP (2010) </text:p>
          </table:table-cell>
          <table:table-cell table:formula="of:=MID([.B239]; 1; FIND(&quot;%&quot;; [.B239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m.html" xlink:type="simple">Marshall Islands</text:a> </text:p>
          </table:table-cell>
          <table:table-cell table:style-name="ce3" office:value-type="string" calcext:value-type="string">
            <text:p>12.2% of GDP (2003) </text:p>
          </table:table-cell>
          <table:table-cell table:formula="of:=MID([.B241]; 1; FIND(&quot;%&quot;; [.B241])-1)" office:value-type="string" office:string-value="12.2" calcext:value-type="string">
            <text:p>1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3.7% of GDP (2011) </text:p>
          </table:table-cell>
          <table:table-cell table:formula="of:=MID([.B243]; 1; FIND(&quot;%&quot;; [.B243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3.5% of GDP (2012) </text:p>
          </table:table-cell>
          <table:table-cell table:formula="of:=MID([.B245]; 1; FIND(&quot;%&quot;; [.B245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5.1% of GDP (2009) </text:p>
          </table:table-cell>
          <table:table-cell table:formula="of:=MID([.B247]; 1; FIND(&quot;%&quot;; [.B247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m.html" xlink:type="simple">Micronesia, Federated States of</text:a> </text:p>
          </table:table-cell>
          <table:table-cell table:style-name="ce3" office:value-type="string" calcext:value-type="string">
            <text:p>NA </text:p>
          </table:table-cell>
          <table:table-cell table:formula="of:=MID([.B249]; 1; FIND(&quot;%&quot;; [.B24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8.4% of GDP (2012) </text:p>
          </table:table-cell>
          <table:table-cell table:formula="of:=MID([.B251]; 1; FIND(&quot;%&quot;; [.B251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n.html" xlink:type="simple">Monaco</text:a> </text:p>
          </table:table-cell>
          <table:table-cell table:style-name="ce3" office:value-type="string" calcext:value-type="string">
            <text:p>1.6% of GDP (2011) </text:p>
          </table:table-cell>
          <table:table-cell table:formula="of:=MID([.B253]; 1; FIND(&quot;%&quot;; [.B253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5.5% of GDP (2011) </text:p>
          </table:table-cell>
          <table:table-cell table:formula="of:=MID([.B255]; 1; FIND(&quot;%&quot;; [.B25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mj.html" xlink:type="simple">Montenegro</text:a> </text:p>
          </table:table-cell>
          <table:table-cell table:style-name="ce3" office:value-type="string" calcext:value-type="string">
            <text:p>NA </text:p>
          </table:table-cell>
          <table:table-cell table:formula="of:=MID([.B257]; 1; FIND(&quot;%&quot;; [.B25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5.4% of GDP (2009) </text:p>
          </table:table-cell>
          <table:table-cell table:formula="of:=MID([.B259]; 1; FIND(&quot;%&quot;; [.B259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5% of GDP (2006) </text:p>
          </table:table-cell>
          <table:table-cell table:formula="of:=MID([.B261]; 1; FIND(&quot;%&quot;; [.B26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8.4% of GDP (2010) </text:p>
          </table:table-cell>
          <table:table-cell table:formula="of:=MID([.B263]; 1; FIND(&quot;%&quot;; [.B263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nr.html" xlink:type="simple">Nauru</text:a> </text:p>
          </table:table-cell>
          <table:table-cell table:style-name="ce3" office:value-type="string" calcext:value-type="string">
            <text:p>NA </text:p>
          </table:table-cell>
          <table:table-cell table:formula="of:=MID([.B265]; 1; FIND(&quot;%&quot;; [.B26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4.7% of GDP (2010) </text:p>
          </table:table-cell>
          <table:table-cell table:formula="of:=MID([.B267]; 1; FIND(&quot;%&quot;; [.B267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5.9% of GDP (2011) </text:p>
          </table:table-cell>
          <table:table-cell table:formula="of:=MID([.B269]; 1; FIND(&quot;%&quot;; [.B269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7.4% of GDP (2012) </text:p>
          </table:table-cell>
          <table:table-cell table:formula="of:=MID([.B271]; 1; FIND(&quot;%&quot;; [.B271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4.6% of GDP (2010) </text:p>
          </table:table-cell>
          <table:table-cell table:formula="of:=MID([.B273]; 1; FIND(&quot;%&quot;; [.B273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4.2% of GDP (2011) </text:p>
          </table:table-cell>
          <table:table-cell table:formula="of:=MID([.B275]; 1; FIND(&quot;%&quot;; [.B275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NA </text:p>
          </table:table-cell>
          <table:table-cell table:formula="of:=MID([.B277]; 1; FIND(&quot;%&quot;; [.B27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ne.html" xlink:type="simple">Niue</text:a> </text:p>
          </table:table-cell>
          <table:table-cell table:style-name="ce3" office:value-type="string" calcext:value-type="string">
            <text:p>NA </text:p>
          </table:table-cell>
          <table:table-cell table:formula="of:=MID([.B279]; 1; FIND(&quot;%&quot;; [.B27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6.9% of GDP (2010) </text:p>
          </table:table-cell>
          <table:table-cell table:formula="of:=MID([.B281]; 1; FIND(&quot;%&quot;; [.B281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4.3% of GDP (2009) </text:p>
          </table:table-cell>
          <table:table-cell table:formula="of:=MID([.B283]; 1; FIND(&quot;%&quot;; [.B28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2.1% of GDP (2012) </text:p>
          </table:table-cell>
          <table:table-cell table:formula="of:=MID([.B285]; 1; FIND(&quot;%&quot;; [.B285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s.html" xlink:type="simple">Palau</text:a> </text:p>
          </table:table-cell>
          <table:table-cell table:style-name="ce3" office:value-type="string" calcext:value-type="string">
            <text:p>7.3% of GDP (2002) </text:p>
          </table:table-cell>
          <table:table-cell table:formula="of:=MID([.B287]; 1; FIND(&quot;%&quot;; [.B287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m.html" xlink:type="simple">Panama</text:a> </text:p>
          </table:table-cell>
          <table:table-cell table:style-name="ce3" office:value-type="string" calcext:value-type="string">
            <text:p>3.5% of GDP (2011) </text:p>
          </table:table-cell>
          <table:table-cell table:formula="of:=MID([.B289]; 1; FIND(&quot;%&quot;; [.B289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NA </text:p>
          </table:table-cell>
          <table:table-cell table:formula="of:=MID([.B291]; 1; FIND(&quot;%&quot;; [.B29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4.8% of GDP (2011) </text:p>
          </table:table-cell>
          <table:table-cell table:formula="of:=MID([.B293]; 1; FIND(&quot;%&quot;; [.B293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2.8% of GDP (2012) </text:p>
          </table:table-cell>
          <table:table-cell table:formula="of:=MID([.B295]; 1; FIND(&quot;%&quot;; [.B29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2.7% of GDP (2009) </text:p>
          </table:table-cell>
          <table:table-cell table:formula="of:=MID([.B297]; 1; FIND(&quot;%&quot;; [.B297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5.2% of GDP (2010) </text:p>
          </table:table-cell>
          <table:table-cell table:formula="of:=MID([.B299]; 1; FIND(&quot;%&quot;; [.B299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5.6% of GDP (2010) </text:p>
          </table:table-cell>
          <table:table-cell table:formula="of:=MID([.B301]; 1; FIND(&quot;%&quot;; [.B301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rq.html" xlink:type="simple">Puerto Rico</text:a> </text:p>
          </table:table-cell>
          <table:table-cell table:style-name="ce3" office:value-type="string" calcext:value-type="string">
            <text:p>NA </text:p>
          </table:table-cell>
          <table:table-cell table:formula="of:=MID([.B303]; 1; FIND(&quot;%&quot;; [.B30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2.5% of GDP (2008) </text:p>
          </table:table-cell>
          <table:table-cell table:formula="of:=MID([.B305]; 1; FIND(&quot;%&quot;; [.B305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4.2% of GDP (2009) </text:p>
          </table:table-cell>
          <table:table-cell table:formula="of:=MID([.B307]; 1; FIND(&quot;%&quot;; [.B307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4.1% of GDP (2008) </text:p>
          </table:table-cell>
          <table:table-cell table:formula="of:=MID([.B309]; 1; FIND(&quot;%&quot;; [.B309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5.1% of GDP (2013) </text:p>
          </table:table-cell>
          <table:table-cell table:formula="of:=MID([.B311]; 1; FIND(&quot;%&quot;; [.B311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4.2% of GDP (2007) </text:p>
          </table:table-cell>
          <table:table-cell table:formula="of:=MID([.B313]; 1; FIND(&quot;%&quot;; [.B313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4.1% of GDP (2012) </text:p>
          </table:table-cell>
          <table:table-cell table:formula="of:=MID([.B315]; 1; FIND(&quot;%&quot;; [.B315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5.1% of GDP (2010) </text:p>
          </table:table-cell>
          <table:table-cell table:formula="of:=MID([.B317]; 1; FIND(&quot;%&quot;; [.B317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s.html" xlink:type="simple">Samoa</text:a> </text:p>
          </table:table-cell>
          <table:table-cell table:style-name="ce3" office:value-type="string" calcext:value-type="string">
            <text:p>5.8% of GDP (2008) </text:p>
          </table:table-cell>
          <table:table-cell table:formula="of:=MID([.B319]; 1; FIND(&quot;%&quot;; [.B319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sm.html" xlink:type="simple">San Marino</text:a> </text:p>
          </table:table-cell>
          <table:table-cell table:style-name="ce3" office:value-type="string" calcext:value-type="string">
            <text:p>NA </text:p>
          </table:table-cell>
          <table:table-cell table:formula="of:=MID([.B321]; 1; FIND(&quot;%&quot;; [.B32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9.5% of GDP (2010) </text:p>
          </table:table-cell>
          <table:table-cell table:formula="of:=MID([.B323]; 1; FIND(&quot;%&quot;; [.B323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5.1% of GDP (2008) </text:p>
          </table:table-cell>
          <table:table-cell table:formula="of:=MID([.B325]; 1; FIND(&quot;%&quot;; [.B32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5.6% of GDP (2010) </text:p>
          </table:table-cell>
          <table:table-cell table:formula="of:=MID([.B327]; 1; FIND(&quot;%&quot;; [.B327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4.8% of GDP (2011) </text:p>
          </table:table-cell>
          <table:table-cell table:formula="of:=MID([.B329]; 1; FIND(&quot;%&quot;; [.B329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3.6% of GDP (2011) </text:p>
          </table:table-cell>
          <table:table-cell table:formula="of:=MID([.B331]; 1; FIND(&quot;%&quot;; [.B33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2.9% of GDP (2012) </text:p>
          </table:table-cell>
          <table:table-cell table:formula="of:=MID([.B333]; 1; FIND(&quot;%&quot;; [.B333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3% of GDP (2013) </text:p>
          </table:table-cell>
          <table:table-cell table:formula="of:=MID([.B335]; 1; FIND(&quot;%&quot;; [.B335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4.2% of GDP (2010) </text:p>
          </table:table-cell>
          <table:table-cell table:formula="of:=MID([.B337]; 1; FIND(&quot;%&quot;; [.B337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5.7% of GDP (2010) </text:p>
          </table:table-cell>
          <table:table-cell table:formula="of:=MID([.B339]; 1; FIND(&quot;%&quot;; [.B339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p.html" xlink:type="simple">Solomon Islands</text:a> </text:p>
          </table:table-cell>
          <table:table-cell table:style-name="ce3" office:value-type="string" calcext:value-type="string">
            <text:p>7.3% of GDP (2010) </text:p>
          </table:table-cell>
          <table:table-cell table:formula="of:=MID([.B341]; 1; FIND(&quot;%&quot;; [.B341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so.html" xlink:type="simple">Somalia</text:a> </text:p>
          </table:table-cell>
          <table:table-cell table:style-name="ce3" office:value-type="string" calcext:value-type="string">
            <text:p>NA </text:p>
          </table:table-cell>
          <table:table-cell table:formula="of:=MID([.B343]; 1; FIND(&quot;%&quot;; [.B34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6% of GDP (2010) </text:p>
          </table:table-cell>
          <table:table-cell table:formula="of:=MID([.B345]; 1; FIND(&quot;%&quot;; [.B345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5% of GDP (2010) </text:p>
          </table:table-cell>
          <table:table-cell table:formula="of:=MID([.B347]; 1; FIND(&quot;%&quot;; [.B347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1.7% of GDP (2012) </text:p>
          </table:table-cell>
          <table:table-cell table:formula="of:=MID([.B349]; 1; FIND(&quot;%&quot;; [.B349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ns.html" xlink:type="simple">Suriname</text:a> </text:p>
          </table:table-cell>
          <table:table-cell table:style-name="ce3" office:value-type="string" calcext:value-type="string">
            <text:p>NA </text:p>
          </table:table-cell>
          <table:table-cell table:formula="of:=MID([.B351]; 1; FIND(&quot;%&quot;; [.B35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8.3% of GDP (2011) </text:p>
          </table:table-cell>
          <table:table-cell table:formula="of:=MID([.B353]; 1; FIND(&quot;%&quot;; [.B353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7% of GDP (2010) </text:p>
          </table:table-cell>
          <table:table-cell table:formula="of:=MID([.B355]; 1; FIND(&quot;%&quot;; [.B355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5.2% of GDP (2010) </text:p>
          </table:table-cell>
          <table:table-cell table:formula="of:=MID([.B357]; 1; FIND(&quot;%&quot;; [.B357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5.1% of GDP (2009) </text:p>
          </table:table-cell>
          <table:table-cell table:formula="of:=MID([.B359]; 1; FIND(&quot;%&quot;; [.B35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3.9% of GDP (2011) </text:p>
          </table:table-cell>
          <table:table-cell table:formula="of:=MID([.B361]; 1; FIND(&quot;%&quot;; [.B361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6.2% of GDP (2010) </text:p>
          </table:table-cell>
          <table:table-cell table:formula="of:=MID([.B363]; 1; FIND(&quot;%&quot;; [.B363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5.8% of GDP (2011) </text:p>
          </table:table-cell>
          <table:table-cell table:formula="of:=MID([.B365]; 1; FIND(&quot;%&quot;; [.B365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9.4% of GDP (2011) </text:p>
          </table:table-cell>
          <table:table-cell table:formula="of:=MID([.B367]; 1; FIND(&quot;%&quot;; [.B367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4.5% of GDP (2011) </text:p>
          </table:table-cell>
          <table:table-cell table:formula="of:=MID([.B369]; 1; FIND(&quot;%&quot;; [.B369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tl.html" xlink:type="simple">Tokelau</text:a> </text:p>
          </table:table-cell>
          <table:table-cell table:style-name="ce3" office:value-type="string" calcext:value-type="string">
            <text:p>NA </text:p>
          </table:table-cell>
          <table:table-cell table:formula="of:=MID([.B371]; 1; FIND(&quot;%&quot;; [.B37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n.html" xlink:type="simple">Tonga</text:a> </text:p>
          </table:table-cell>
          <table:table-cell table:style-name="ce3" office:value-type="string" calcext:value-type="string">
            <text:p>3.9% of GDP (2004) </text:p>
          </table:table-cell>
          <table:table-cell table:formula="of:=MID([.B373]; 1; FIND(&quot;%&quot;; [.B373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3.2% of GDP (2003) </text:p>
          </table:table-cell>
          <table:table-cell table:formula="of:=MID([.B375]; 1; FIND(&quot;%&quot;; [.B375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6.2% of GDP (2012) </text:p>
          </table:table-cell>
          <table:table-cell table:formula="of:=MID([.B377]; 1; FIND(&quot;%&quot;; [.B377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2.9% of GDP (2006) </text:p>
          </table:table-cell>
          <table:table-cell table:formula="of:=MID([.B379]; 1; FIND(&quot;%&quot;; [.B379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tx.html" xlink:type="simple">Turkmenistan</text:a> </text:p>
          </table:table-cell>
          <table:table-cell table:style-name="ce3" office:value-type="string" calcext:value-type="string">
            <text:p>NA </text:p>
          </table:table-cell>
          <table:table-cell table:formula="of:=MID([.B381]; 1; FIND(&quot;%&quot;; [.B38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%&quot;; [.B3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k.html" xlink:type="simple">Turks and Caicos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383]; 1; FIND(&quot;%&quot;; [.B38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%&quot;; [.B38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tv.html" xlink:type="simple">Tuvalu</text:a> </text:p>
          </table:table-cell>
          <table:table-cell table:style-name="ce3" office:value-type="string" calcext:value-type="string">
            <text:p>NA </text:p>
          </table:table-cell>
          <table:table-cell table:formula="of:=MID([.B385]; 1; FIND(&quot;%&quot;; [.B38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%&quot;; [.B3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3.3% of GDP (2012) </text:p>
          </table:table-cell>
          <table:table-cell table:formula="of:=MID([.B387]; 1; FIND(&quot;%&quot;; [.B387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%&quot;; [.B3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6.2% of GDP (2011) </text:p>
          </table:table-cell>
          <table:table-cell table:formula="of:=MID([.B389]; 1; FIND(&quot;%&quot;; [.B389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%&quot;; [.B3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NA </text:p>
          </table:table-cell>
          <table:table-cell table:formula="of:=MID([.B391]; 1; FIND(&quot;%&quot;; [.B39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%&quot;; [.B3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6.2% of GDP (2010) </text:p>
          </table:table-cell>
          <table:table-cell table:formula="of:=MID([.B393]; 1; FIND(&quot;%&quot;; [.B393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%&quot;; [.B3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5.4% of GDP (2010) </text:p>
          </table:table-cell>
          <table:table-cell table:formula="of:=MID([.B395]; 1; FIND(&quot;%&quot;; [.B395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%&quot;; [.B3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4.5% of GDP (2011) </text:p>
          </table:table-cell>
          <table:table-cell table:formula="of:=MID([.B397]; 1; FIND(&quot;%&quot;; [.B397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%&quot;; [.B39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uz.html" xlink:type="simple">Uzbekistan</text:a> </text:p>
          </table:table-cell>
          <table:table-cell table:style-name="ce3" office:value-type="string" calcext:value-type="string">
            <text:p>NA </text:p>
          </table:table-cell>
          <table:table-cell table:formula="of:=MID([.B399]; 1; FIND(&quot;%&quot;; [.B39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%&quot;; [.B4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5% of GDP (2009) </text:p>
          </table:table-cell>
          <table:table-cell table:formula="of:=MID([.B401]; 1; FIND(&quot;%&quot;; [.B40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%&quot;; [.B4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6.9% of GDP (2009) </text:p>
          </table:table-cell>
          <table:table-cell table:formula="of:=MID([.B403]; 1; FIND(&quot;%&quot;; [.B403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%&quot;; [.B4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6.3% of GDP (2010) </text:p>
          </table:table-cell>
          <table:table-cell table:formula="of:=MID([.B405]; 1; FIND(&quot;%&quot;; [.B405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%&quot;; [.B4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5.2% of GDP (2008) </text:p>
          </table:table-cell>
          <table:table-cell table:formula="of:=MID([.B407]; 1; FIND(&quot;%&quot;; [.B407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%&quot;; [.B4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1.3% of GDP (2008) </text:p>
          </table:table-cell>
          <table:table-cell table:formula="of:=MID([.B409]; 1; FIND(&quot;%&quot;; [.B409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%&quot;; [.B4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2.5% of GDP (2010) </text:p>
          </table:table-cell>
          <table:table-cell table:formula="of:=MID([.B411]; 1; FIND(&quot;%&quot;; [.B411])-1)" office:value-type="string" office:string-value="2.5" calcext:value-type="string">
            <text:p>2.5</text:p>
          </table:table-cell>
        </table:table-row>
      </table:table>
      <table:named-expressions>
        <table:named-range table:name="aa" table:base-cell-address="$Feuille1.$A$20" table:cell-range-address="$Feuille1.$A$20"/>
        <table:named-range table:name="ac" table:base-cell-address="$Feuille1.$A$14" table:cell-range-address="$Feuille1.$A$14"/>
        <table:named-range table:name="ae" table:base-cell-address="$Feuille1.$A$390" table:cell-range-address="$Feuille1.$A$390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6" table:cell-range-address="$Feuille1.$A$26"/>
        <table:named-range table:name="al" table:base-cell-address="$Feuille1.$A$4" table:cell-range-address="$Feuille1.$A$4"/>
        <table:named-range table:name="am" table:base-cell-address="$Feuille1.$A$18" table:cell-range-address="$Feuille1.$A$18"/>
        <table:named-range table:name="an" table:base-cell-address="$Feuille1.$A$8" table:cell-range-address="$Feuille1.$A$8"/>
        <table:named-range table:name="ao" table:base-cell-address="$Feuille1.$A$10" table:cell-range-address="$Feuille1.$A$10"/>
        <table:named-range table:name="ar" table:base-cell-address="$Feuille1.$A$16" table:cell-range-address="$Feuille1.$A$16"/>
        <table:named-range table:name="as" table:base-cell-address="$Feuille1.$A$22" table:cell-range-address="$Feuille1.$A$22"/>
        <table:named-range table:name="au" table:base-cell-address="$Feuille1.$A$24" table:cell-range-address="$Feuille1.$A$24"/>
        <table:named-range table:name="av" table:base-cell-address="$Feuille1.$A$12" table:cell-range-address="$Feuille1.$A$12"/>
        <table:named-range table:name="ba" table:base-cell-address="$Feuille1.$A$30" table:cell-range-address="$Feuille1.$A$30"/>
        <table:named-range table:name="bb" table:base-cell-address="$Feuille1.$A$34" table:cell-range-address="$Feuille1.$A$34"/>
        <table:named-range table:name="bc" table:base-cell-address="$Feuille1.$A$52" table:cell-range-address="$Feuille1.$A$52"/>
        <table:named-range table:name="bd" table:base-cell-address="$Feuille1.$A$44" table:cell-range-address="$Feuille1.$A$44"/>
        <table:named-range table:name="be" table:base-cell-address="$Feuille1.$A$38" table:cell-range-address="$Feuille1.$A$38"/>
        <table:named-range table:name="bf" table:base-cell-address="$Feuille1.$A$28" table:cell-range-address="$Feuille1.$A$28"/>
        <table:named-range table:name="bg" table:base-cell-address="$Feuille1.$A$32" table:cell-range-address="$Feuille1.$A$32"/>
        <table:named-range table:name="bh" table:base-cell-address="$Feuille1.$A$40" table:cell-range-address="$Feuille1.$A$40"/>
        <table:named-range table:name="bk" table:base-cell-address="$Feuille1.$A$50" table:cell-range-address="$Feuille1.$A$50"/>
        <table:named-range table:name="bl" table:base-cell-address="$Feuille1.$A$48" table:cell-range-address="$Feuille1.$A$48"/>
        <table:named-range table:name="bm" table:base-cell-address="$Feuille1.$A$64" table:cell-range-address="$Feuille1.$A$64"/>
        <table:named-range table:name="bn" table:base-cell-address="$Feuille1.$A$42" table:cell-range-address="$Feuille1.$A$42"/>
        <table:named-range table:name="bo" table:base-cell-address="$Feuille1.$A$36" table:cell-range-address="$Feuille1.$A$36"/>
        <table:named-range table:name="bp" table:base-cell-address="$Feuille1.$A$340" table:cell-range-address="$Feuille1.$A$340"/>
        <table:named-range table:name="br" table:base-cell-address="$Feuille1.$A$54" table:cell-range-address="$Feuille1.$A$54"/>
        <table:named-range table:name="bt" table:base-cell-address="$Feuille1.$A$46" table:cell-range-address="$Feuille1.$A$46"/>
        <table:named-range table:name="bu" table:base-cell-address="$Feuille1.$A$60" table:cell-range-address="$Feuille1.$A$60"/>
        <table:named-range table:name="bx" table:base-cell-address="$Feuille1.$A$58" table:cell-range-address="$Feuille1.$A$58"/>
        <table:named-range table:name="by" table:base-cell-address="$Feuille1.$A$66" table:cell-range-address="$Feuille1.$A$66"/>
        <table:named-range table:name="ca" table:base-cell-address="$Feuille1.$A$74" table:cell-range-address="$Feuille1.$A$74"/>
        <table:named-range table:name="cb" table:base-cell-address="$Feuille1.$A$70" table:cell-range-address="$Feuille1.$A$70"/>
        <table:named-range table:name="cd" table:base-cell-address="$Feuille1.$A$80" table:cell-range-address="$Feuille1.$A$80"/>
        <table:named-range table:name="ce" table:base-cell-address="$Feuille1.$A$348" table:cell-range-address="$Feuille1.$A$348"/>
        <table:named-range table:name="cf" table:base-cell-address="$Feuille1.$A$92" table:cell-range-address="$Feuille1.$A$92"/>
        <table:named-range table:name="cg" table:base-cell-address="$Feuille1.$A$90" table:cell-range-address="$Feuille1.$A$90"/>
        <table:named-range table:name="ch" table:base-cell-address="$Feuille1.$A$84" table:cell-range-address="$Feuille1.$A$84"/>
        <table:named-range table:name="ci" table:base-cell-address="$Feuille1.$A$82" table:cell-range-address="$Feuille1.$A$82"/>
        <table:named-range table:name="cj" table:base-cell-address="$Feuille1.$A$76" table:cell-range-address="$Feuille1.$A$76"/>
        <table:named-range table:name="cm" table:base-cell-address="$Feuille1.$A$72" table:cell-range-address="$Feuille1.$A$72"/>
        <table:named-range table:name="cn" table:base-cell-address="$Feuille1.$A$88" table:cell-range-address="$Feuille1.$A$88"/>
        <table:named-range table:name="co" table:base-cell-address="$Feuille1.$A$86" table:cell-range-address="$Feuille1.$A$86"/>
        <table:named-range table:name="cs" table:base-cell-address="$Feuille1.$A$96" table:cell-range-address="$Feuille1.$A$96"/>
        <table:named-range table:name="ct" table:base-cell-address="$Feuille1.$A$78" table:cell-range-address="$Feuille1.$A$78"/>
        <table:named-range table:name="cu" table:base-cell-address="$Feuille1.$A$102" table:cell-range-address="$Feuille1.$A$102"/>
        <table:named-range table:name="cv" table:base-cell-address="$Feuille1.$A$68" table:cell-range-address="$Feuille1.$A$68"/>
        <table:named-range table:name="cw" table:base-cell-address="$Feuille1.$A$94" table:cell-range-address="$Feuille1.$A$94"/>
        <table:named-range table:name="cy" table:base-cell-address="$Feuille1.$A$104" table:cell-range-address="$Feuille1.$A$104"/>
        <table:named-range table:name="da" table:base-cell-address="$Feuille1.$A$108" table:cell-range-address="$Feuille1.$A$108"/>
        <table:named-range table:name="dj" table:base-cell-address="$Feuille1.$A$110" table:cell-range-address="$Feuille1.$A$110"/>
        <table:named-range table:name="do" table:base-cell-address="$Feuille1.$A$112" table:cell-range-address="$Feuille1.$A$112"/>
        <table:named-range table:name="dr" table:base-cell-address="$Feuille1.$A$114" table:cell-range-address="$Feuille1.$A$114"/>
        <table:named-range table:name="ec" table:base-cell-address="$Feuille1.$A$116" table:cell-range-address="$Feuille1.$A$116"/>
        <table:named-range table:name="eg" table:base-cell-address="$Feuille1.$A$118" table:cell-range-address="$Feuille1.$A$118"/>
        <table:named-range table:name="ei" table:base-cell-address="$Feuille1.$A$180" table:cell-range-address="$Feuille1.$A$180"/>
        <table:named-range table:name="ek" table:base-cell-address="$Feuille1.$A$122" table:cell-range-address="$Feuille1.$A$122"/>
        <table:named-range table:name="en" table:base-cell-address="$Feuille1.$A$126" table:cell-range-address="$Feuille1.$A$126"/>
        <table:named-range table:name="er" table:base-cell-address="$Feuille1.$A$124" table:cell-range-address="$Feuille1.$A$124"/>
        <table:named-range table:name="es" table:base-cell-address="$Feuille1.$A$120" table:cell-range-address="$Feuille1.$A$120"/>
        <table:named-range table:name="et" table:base-cell-address="$Feuille1.$A$128" table:cell-range-address="$Feuille1.$A$128"/>
        <table:named-range table:name="ez" table:base-cell-address="$Feuille1.$A$106" table:cell-range-address="$Feuille1.$A$106"/>
        <table:named-range table:name="fi" table:base-cell-address="$Feuille1.$A$132" table:cell-range-address="$Feuille1.$A$132"/>
        <table:named-range table:name="fj" table:base-cell-address="$Feuille1.$A$130" table:cell-range-address="$Feuille1.$A$130"/>
        <table:named-range table:name="fm" table:base-cell-address="$Feuille1.$A$248" table:cell-range-address="$Feuille1.$A$248"/>
        <table:named-range table:name="fr" table:base-cell-address="$Feuille1.$A$134" table:cell-range-address="$Feuille1.$A$134"/>
        <table:named-range table:name="ga" table:base-cell-address="$Feuille1.$A$138" table:cell-range-address="$Feuille1.$A$138"/>
        <table:named-range table:name="gb" table:base-cell-address="$Feuille1.$A$136" table:cell-range-address="$Feuille1.$A$136"/>
        <table:named-range table:name="gg" table:base-cell-address="$Feuille1.$A$140" table:cell-range-address="$Feuille1.$A$140"/>
        <table:named-range table:name="gh" table:base-cell-address="$Feuille1.$A$144" table:cell-range-address="$Feuille1.$A$144"/>
        <table:named-range table:name="gi" table:base-cell-address="$Feuille1.$A$146" table:cell-range-address="$Feuille1.$A$146"/>
        <table:named-range table:name="gj" table:base-cell-address="$Feuille1.$A$150" table:cell-range-address="$Feuille1.$A$150"/>
        <table:named-range table:name="gm" table:base-cell-address="$Feuille1.$A$142" table:cell-range-address="$Feuille1.$A$142"/>
        <table:named-range table:name="gr" table:base-cell-address="$Feuille1.$A$148" table:cell-range-address="$Feuille1.$A$148"/>
        <table:named-range table:name="gt" table:base-cell-address="$Feuille1.$A$152" table:cell-range-address="$Feuille1.$A$152"/>
        <table:named-range table:name="gv" table:base-cell-address="$Feuille1.$A$154" table:cell-range-address="$Feuille1.$A$154"/>
        <table:named-range table:name="gy" table:base-cell-address="$Feuille1.$A$158" table:cell-range-address="$Feuille1.$A$158"/>
        <table:named-range table:name="ha" table:base-cell-address="$Feuille1.$A$160" table:cell-range-address="$Feuille1.$A$160"/>
        <table:named-range table:name="hk" table:base-cell-address="$Feuille1.$A$166" table:cell-range-address="$Feuille1.$A$166"/>
        <table:named-range table:name="ho" table:base-cell-address="$Feuille1.$A$164" table:cell-range-address="$Feuille1.$A$164"/>
        <table:named-range table:name="hr" table:base-cell-address="$Feuille1.$A$100" table:cell-range-address="$Feuille1.$A$100"/>
        <table:named-range table:name="hu" table:base-cell-address="$Feuille1.$A$168" table:cell-range-address="$Feuille1.$A$168"/>
        <table:named-range table:name="ic" table:base-cell-address="$Feuille1.$A$170" table:cell-range-address="$Feuille1.$A$170"/>
        <table:named-range table:name="id" table:base-cell-address="$Feuille1.$A$174" table:cell-range-address="$Feuille1.$A$174"/>
        <table:named-range table:name="in" table:base-cell-address="$Feuille1.$A$172" table:cell-range-address="$Feuille1.$A$172"/>
        <table:named-range table:name="ir" table:base-cell-address="$Feuille1.$A$176" table:cell-range-address="$Feuille1.$A$176"/>
        <table:named-range table:name="is" table:base-cell-address="$Feuille1.$A$182" table:cell-range-address="$Feuille1.$A$182"/>
        <table:named-range table:name="it" table:base-cell-address="$Feuille1.$A$184" table:cell-range-address="$Feuille1.$A$184"/>
        <table:named-range table:name="iv" table:base-cell-address="$Feuille1.$A$98" table:cell-range-address="$Feuille1.$A$98"/>
        <table:named-range table:name="iz" table:base-cell-address="$Feuille1.$A$178" table:cell-range-address="$Feuille1.$A$178"/>
        <table:named-range table:name="ja" table:base-cell-address="$Feuille1.$A$188" table:cell-range-address="$Feuille1.$A$188"/>
        <table:named-range table:name="jm" table:base-cell-address="$Feuille1.$A$186" table:cell-range-address="$Feuille1.$A$186"/>
        <table:named-range table:name="jo" table:base-cell-address="$Feuille1.$A$190" table:cell-range-address="$Feuille1.$A$190"/>
        <table:named-range table:name="ke" table:base-cell-address="$Feuille1.$A$194" table:cell-range-address="$Feuille1.$A$194"/>
        <table:named-range table:name="kg" table:base-cell-address="$Feuille1.$A$206" table:cell-range-address="$Feuille1.$A$206"/>
        <table:named-range table:name="kn" table:base-cell-address="$Feuille1.$A$198" table:cell-range-address="$Feuille1.$A$198"/>
        <table:named-range table:name="kr" table:base-cell-address="$Feuille1.$A$196" table:cell-range-address="$Feuille1.$A$196"/>
        <table:named-range table:name="ks" table:base-cell-address="$Feuille1.$A$200" table:cell-range-address="$Feuille1.$A$200"/>
        <table:named-range table:name="ku" table:base-cell-address="$Feuille1.$A$204" table:cell-range-address="$Feuille1.$A$204"/>
        <table:named-range table:name="kv" table:base-cell-address="$Feuille1.$A$202" table:cell-range-address="$Feuille1.$A$202"/>
        <table:named-range table:name="kz" table:base-cell-address="$Feuille1.$A$192" table:cell-range-address="$Feuille1.$A$192"/>
        <table:named-range table:name="la" table:base-cell-address="$Feuille1.$A$208" table:cell-range-address="$Feuille1.$A$208"/>
        <table:named-range table:name="le" table:base-cell-address="$Feuille1.$A$212" table:cell-range-address="$Feuille1.$A$212"/>
        <table:named-range table:name="lg" table:base-cell-address="$Feuille1.$A$210" table:cell-range-address="$Feuille1.$A$210"/>
        <table:named-range table:name="lh" table:base-cell-address="$Feuille1.$A$222" table:cell-range-address="$Feuille1.$A$222"/>
        <table:named-range table:name="li" table:base-cell-address="$Feuille1.$A$216" table:cell-range-address="$Feuille1.$A$216"/>
        <table:named-range table:name="lo" table:base-cell-address="$Feuille1.$A$336" table:cell-range-address="$Feuille1.$A$336"/>
        <table:named-range table:name="ls" table:base-cell-address="$Feuille1.$A$220" table:cell-range-address="$Feuille1.$A$220"/>
        <table:named-range table:name="lt" table:base-cell-address="$Feuille1.$A$214" table:cell-range-address="$Feuille1.$A$214"/>
        <table:named-range table:name="lu" table:base-cell-address="$Feuille1.$A$224" table:cell-range-address="$Feuille1.$A$224"/>
        <table:named-range table:name="ly" table:base-cell-address="$Feuille1.$A$218" table:cell-range-address="$Feuille1.$A$218"/>
        <table:named-range table:name="ma" table:base-cell-address="$Feuille1.$A$228" table:cell-range-address="$Feuille1.$A$228"/>
        <table:named-range table:name="mc" table:base-cell-address="$Feuille1.$A$226" table:cell-range-address="$Feuille1.$A$226"/>
        <table:named-range table:name="md" table:base-cell-address="$Feuille1.$A$250" table:cell-range-address="$Feuille1.$A$250"/>
        <table:named-range table:name="mg" table:base-cell-address="$Feuille1.$A$254" table:cell-range-address="$Feuille1.$A$254"/>
        <table:named-range table:name="mi" table:base-cell-address="$Feuille1.$A$230" table:cell-range-address="$Feuille1.$A$230"/>
        <table:named-range table:name="mj" table:base-cell-address="$Feuille1.$A$256" table:cell-range-address="$Feuille1.$A$256"/>
        <table:named-range table:name="ml" table:base-cell-address="$Feuille1.$A$236" table:cell-range-address="$Feuille1.$A$236"/>
        <table:named-range table:name="mn" table:base-cell-address="$Feuille1.$A$252" table:cell-range-address="$Feuille1.$A$252"/>
        <table:named-range table:name="mo" table:base-cell-address="$Feuille1.$A$258" table:cell-range-address="$Feuille1.$A$258"/>
        <table:named-range table:name="mp" table:base-cell-address="$Feuille1.$A$244" table:cell-range-address="$Feuille1.$A$244"/>
        <table:named-range table:name="mr" table:base-cell-address="$Feuille1.$A$242" table:cell-range-address="$Feuille1.$A$242"/>
        <table:named-range table:name="mt" table:base-cell-address="$Feuille1.$A$238" table:cell-range-address="$Feuille1.$A$238"/>
        <table:named-range table:name="mu" table:base-cell-address="$Feuille1.$A$282" table:cell-range-address="$Feuille1.$A$282"/>
        <table:named-range table:name="mv" table:base-cell-address="$Feuille1.$A$234" table:cell-range-address="$Feuille1.$A$234"/>
        <table:named-range table:name="mx" table:base-cell-address="$Feuille1.$A$246" table:cell-range-address="$Feuille1.$A$246"/>
        <table:named-range table:name="my" table:base-cell-address="$Feuille1.$A$232" table:cell-range-address="$Feuille1.$A$232"/>
        <table:named-range table:name="mz" table:base-cell-address="$Feuille1.$A$260" table:cell-range-address="$Feuille1.$A$260"/>
        <table:named-range table:name="ne" table:base-cell-address="$Feuille1.$A$278" table:cell-range-address="$Feuille1.$A$278"/>
        <table:named-range table:name="ng" table:base-cell-address="$Feuille1.$A$274" table:cell-range-address="$Feuille1.$A$274"/>
        <table:named-range table:name="nh" table:base-cell-address="$Feuille1.$A$400" table:cell-range-address="$Feuille1.$A$400"/>
        <table:named-range table:name="ni" table:base-cell-address="$Feuille1.$A$276" table:cell-range-address="$Feuille1.$A$276"/>
        <table:named-range table:name="nl" table:base-cell-address="$Feuille1.$A$268" table:cell-range-address="$Feuille1.$A$268"/>
        <table:named-range table:name="no" table:base-cell-address="$Feuille1.$A$280" table:cell-range-address="$Feuille1.$A$280"/>
        <table:named-range table:name="np" table:base-cell-address="$Feuille1.$A$266" table:cell-range-address="$Feuille1.$A$266"/>
        <table:named-range table:name="nr" table:base-cell-address="$Feuille1.$A$264" table:cell-range-address="$Feuille1.$A$264"/>
        <table:named-range table:name="ns" table:base-cell-address="$Feuille1.$A$350" table:cell-range-address="$Feuille1.$A$350"/>
        <table:named-range table:name="nu" table:base-cell-address="$Feuille1.$A$272" table:cell-range-address="$Feuille1.$A$272"/>
        <table:named-range table:name="nz" table:base-cell-address="$Feuille1.$A$270" table:cell-range-address="$Feuille1.$A$270"/>
        <table:named-range table:name="pa" table:base-cell-address="$Feuille1.$A$292" table:cell-range-address="$Feuille1.$A$292"/>
        <table:named-range table:name="pe" table:base-cell-address="$Feuille1.$A$294" table:cell-range-address="$Feuille1.$A$294"/>
        <table:named-range table:name="pk" table:base-cell-address="$Feuille1.$A$284" table:cell-range-address="$Feuille1.$A$284"/>
        <table:named-range table:name="pl" table:base-cell-address="$Feuille1.$A$298" table:cell-range-address="$Feuille1.$A$298"/>
        <table:named-range table:name="pm" table:base-cell-address="$Feuille1.$A$288" table:cell-range-address="$Feuille1.$A$288"/>
        <table:named-range table:name="po" table:base-cell-address="$Feuille1.$A$300" table:cell-range-address="$Feuille1.$A$300"/>
        <table:named-range table:name="pp" table:base-cell-address="$Feuille1.$A$290" table:cell-range-address="$Feuille1.$A$290"/>
        <table:named-range table:name="ps" table:base-cell-address="$Feuille1.$A$286" table:cell-range-address="$Feuille1.$A$286"/>
        <table:named-range table:name="pu" table:base-cell-address="$Feuille1.$A$156" table:cell-range-address="$Feuille1.$A$156"/>
        <table:named-range table:name="qa" table:base-cell-address="$Feuille1.$A$304" table:cell-range-address="$Feuille1.$A$304"/>
        <table:named-range table:name="ri" table:base-cell-address="$Feuille1.$A$328" table:cell-range-address="$Feuille1.$A$328"/>
        <table:named-range table:name="rm" table:base-cell-address="$Feuille1.$A$240" table:cell-range-address="$Feuille1.$A$240"/>
        <table:named-range table:name="ro" table:base-cell-address="$Feuille1.$A$306" table:cell-range-address="$Feuille1.$A$306"/>
        <table:named-range table:name="rp" table:base-cell-address="$Feuille1.$A$296" table:cell-range-address="$Feuille1.$A$296"/>
        <table:named-range table:name="rq" table:base-cell-address="$Feuille1.$A$302" table:cell-range-address="$Feuille1.$A$302"/>
        <table:named-range table:name="rs" table:base-cell-address="$Feuille1.$A$308" table:cell-range-address="$Feuille1.$A$308"/>
        <table:named-range table:name="rw" table:base-cell-address="$Feuille1.$A$310" table:cell-range-address="$Feuille1.$A$310"/>
        <table:named-range table:name="sa" table:base-cell-address="$Feuille1.$A$324" table:cell-range-address="$Feuille1.$A$324"/>
        <table:named-range table:name="sc" table:base-cell-address="$Feuille1.$A$312" table:cell-range-address="$Feuille1.$A$312"/>
        <table:named-range table:name="se" table:base-cell-address="$Feuille1.$A$330" table:cell-range-address="$Feuille1.$A$330"/>
        <table:named-range table:name="sf" table:base-cell-address="$Feuille1.$A$344" table:cell-range-address="$Feuille1.$A$344"/>
        <table:named-range table:name="sg" table:base-cell-address="$Feuille1.$A$326" table:cell-range-address="$Feuille1.$A$326"/>
        <table:named-range table:name="si" table:base-cell-address="$Feuille1.$A$338" table:cell-range-address="$Feuille1.$A$338"/>
        <table:named-range table:name="sl" table:base-cell-address="$Feuille1.$A$332" table:cell-range-address="$Feuille1.$A$332"/>
        <table:named-range table:name="sm" table:base-cell-address="$Feuille1.$A$320" table:cell-range-address="$Feuille1.$A$320"/>
        <table:named-range table:name="sn" table:base-cell-address="$Feuille1.$A$334" table:cell-range-address="$Feuille1.$A$334"/>
        <table:named-range table:name="so" table:base-cell-address="$Feuille1.$A$342" table:cell-range-address="$Feuille1.$A$342"/>
        <table:named-range table:name="sp" table:base-cell-address="$Feuille1.$A$346" table:cell-range-address="$Feuille1.$A$346"/>
        <table:named-range table:name="st" table:base-cell-address="$Feuille1.$A$314" table:cell-range-address="$Feuille1.$A$314"/>
        <table:named-range table:name="sw" table:base-cell-address="$Feuille1.$A$354" table:cell-range-address="$Feuille1.$A$354"/>
        <table:named-range table:name="sy" table:base-cell-address="$Feuille1.$A$358" table:cell-range-address="$Feuille1.$A$358"/>
        <table:named-range table:name="sz" table:base-cell-address="$Feuille1.$A$356" table:cell-range-address="$Feuille1.$A$356"/>
        <table:named-range table:name="td" table:base-cell-address="$Feuille1.$A$374" table:cell-range-address="$Feuille1.$A$374"/>
        <table:named-range table:name="th" table:base-cell-address="$Feuille1.$A$364" table:cell-range-address="$Feuille1.$A$364"/>
        <table:named-range table:name="ti" table:base-cell-address="$Feuille1.$A$360" table:cell-range-address="$Feuille1.$A$360"/>
        <table:named-range table:name="tk" table:base-cell-address="$Feuille1.$A$382" table:cell-range-address="$Feuille1.$A$382"/>
        <table:named-range table:name="tl" table:base-cell-address="$Feuille1.$A$370" table:cell-range-address="$Feuille1.$A$370"/>
        <table:named-range table:name="tn" table:base-cell-address="$Feuille1.$A$372" table:cell-range-address="$Feuille1.$A$372"/>
        <table:named-range table:name="to" table:base-cell-address="$Feuille1.$A$368" table:cell-range-address="$Feuille1.$A$368"/>
        <table:named-range table:name="tp" table:base-cell-address="$Feuille1.$A$322" table:cell-range-address="$Feuille1.$A$322"/>
        <table:named-range table:name="ts" table:base-cell-address="$Feuille1.$A$376" table:cell-range-address="$Feuille1.$A$376"/>
        <table:named-range table:name="tt" table:base-cell-address="$Feuille1.$A$366" table:cell-range-address="$Feuille1.$A$366"/>
        <table:named-range table:name="tu" table:base-cell-address="$Feuille1.$A$378" table:cell-range-address="$Feuille1.$A$378"/>
        <table:named-range table:name="tv" table:base-cell-address="$Feuille1.$A$384" table:cell-range-address="$Feuille1.$A$384"/>
        <table:named-range table:name="tx" table:base-cell-address="$Feuille1.$A$380" table:cell-range-address="$Feuille1.$A$380"/>
        <table:named-range table:name="tz" table:base-cell-address="$Feuille1.$A$362" table:cell-range-address="$Feuille1.$A$362"/>
        <table:named-range table:name="ug" table:base-cell-address="$Feuille1.$A$386" table:cell-range-address="$Feuille1.$A$386"/>
        <table:named-range table:name="uk" table:base-cell-address="$Feuille1.$A$392" table:cell-range-address="$Feuille1.$A$392"/>
        <table:named-range table:name="up" table:base-cell-address="$Feuille1.$A$388" table:cell-range-address="$Feuille1.$A$388"/>
        <table:named-range table:name="us" table:base-cell-address="$Feuille1.$A$394" table:cell-range-address="$Feuille1.$A$394"/>
        <table:named-range table:name="uv" table:base-cell-address="$Feuille1.$A$62" table:cell-range-address="$Feuille1.$A$62"/>
        <table:named-range table:name="uy" table:base-cell-address="$Feuille1.$A$396" table:cell-range-address="$Feuille1.$A$396"/>
        <table:named-range table:name="uz" table:base-cell-address="$Feuille1.$A$398" table:cell-range-address="$Feuille1.$A$398"/>
        <table:named-range table:name="vc" table:base-cell-address="$Feuille1.$A$316" table:cell-range-address="$Feuille1.$A$316"/>
        <table:named-range table:name="ve" table:base-cell-address="$Feuille1.$A$402" table:cell-range-address="$Feuille1.$A$402"/>
        <table:named-range table:name="vi" table:base-cell-address="$Feuille1.$A$56" table:cell-range-address="$Feuille1.$A$56"/>
        <table:named-range table:name="vm" table:base-cell-address="$Feuille1.$A$404" table:cell-range-address="$Feuille1.$A$404"/>
        <table:named-range table:name="vt" table:base-cell-address="$Feuille1.$A$162" table:cell-range-address="$Feuille1.$A$162"/>
        <table:named-range table:name="wa" table:base-cell-address="$Feuille1.$A$262" table:cell-range-address="$Feuille1.$A$262"/>
        <table:named-range table:name="ws" table:base-cell-address="$Feuille1.$A$318" table:cell-range-address="$Feuille1.$A$318"/>
        <table:named-range table:name="wz" table:base-cell-address="$Feuille1.$A$352" table:cell-range-address="$Feuille1.$A$352"/>
        <table:named-range table:name="ym" table:base-cell-address="$Feuille1.$A$406" table:cell-range-address="$Feuille1.$A$406"/>
        <table:named-range table:name="za" table:base-cell-address="$Feuille1.$A$408" table:cell-range-address="$Feuille1.$A$408"/>
        <table:named-range table:name="zi" table:base-cell-address="$Feuille1.$A$410" table:cell-range-address="$Feuille1.$A$4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24:50.516000000</meta:creation-date>
    <dc:date>2023-07-17T14:26:18.800000000</dc:date>
    <meta:editing-duration>PT1M28S</meta:editing-duration>
    <meta:editing-cycles>1</meta:editing-cycles>
    <meta:document-statistic meta:table-count="1" meta:cell-count="1026" meta:object-count="0"/>
    <meta:generator>LibreOffice/6.2.4.2$Windows_X86_64 LibreOffice_project/2412653d852ce75f65fbfa83fb7e7b669a126d64</meta:generator>
  </office:meta>
</office:document-meta>
</file>